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C0ECC94F1F32070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8d0d7" style:font-size-asian="12pt" style:font-style-asian="normal" style:font-weight-asian="bold" style:font-name-complex="Arial" style:font-size-complex="12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b8718" style:font-size-asian="12pt" style:font-style-asian="normal" style:font-weight-asian="bold" style:font-name-complex="Arial" style:font-size-complex="12pt" style:font-style-complex="normal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3b8718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3b8718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fo:padding="0cm" fo:border="none" style:shadow="none"/>
      <style:text-properties fo:color="#008000" style:font-name="Arial" fo:font-size="12pt" fo:font-style="normal" style:text-underline-style="none" fo:font-weight="normal" officeooo:rsid="00162755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paragraph-rsid="0030b1a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paragraph-rsid="003e16a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2be1f9" officeooo:paragraph-rsid="0030b1a2" style:font-size-asian="12pt" style:font-size-complex="12pt"/>
    </style:style>
    <style:style style:name="P16" style:family="paragraph" style:parent-style-name="Standard">
      <style:text-properties style:font-name="Arial" officeooo:paragraph-rsid="003b8718"/>
    </style:style>
    <style:style style:name="P17" style:family="paragraph" style:parent-style-name="Standard">
      <style:paragraph-properties fo:text-align="start" style:justify-single-word="false"/>
      <style:text-properties officeooo:paragraph-rsid="002be1f9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06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2c8b09" officeooo:paragraph-rsid="002be1f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style:text-underline-style="none" fo:font-weight="normal" officeooo:rsid="00407f4e" officeooo:paragraph-rsid="0038d0d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3b8718"/>
    </style:style>
    <style:style style:name="P2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0602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e1f9" style:font-size-asian="12pt" style:font-size-complex="12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0b1a2" style:font-size-asian="12pt" style:font-size-complex="12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441997" officeooo:paragraph-rsid="0038d0d7" style:font-size-asian="12pt" style:font-size-complex="12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be1f9"/>
    </style:style>
    <style:style style:name="P33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" fo:font-size="12pt" fo:letter-spacing="normal" fo:font-style="normal" fo:font-weight="normal" officeooo:rsid="004d3dbf" officeooo:paragraph-rsid="0038d0d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.212cm" loext:contextual-spacing="false" fo:text-align="justify" style:justify-single-word="false" fo:padding="0cm" fo:border="none" style:shadow="none"/>
      <style:text-properties style:use-window-font-color="true" style:font-name="Arial" fo:font-size="12pt" fo:font-style="normal" style:text-underline-style="none" fo:font-weight="normal" officeooo:rsid="004d3dbf" officeooo:paragraph-rsid="0038d0d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3b871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6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9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02be1f9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3e16ac"/>
    </style:style>
    <style:style style:name="P43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 fo:font-size="12pt" officeooo:rsid="003f0b1c" officeooo:paragraph-rsid="003f0b1c" style:font-size-asian="12pt" style:font-size-complex="12pt"/>
    </style:style>
    <style:style style:name="P44" style:family="paragraph" style:parent-style-name="Standard" style:list-style-name="L3">
      <style:paragraph-properties fo:text-align="justify" style:justify-single-word="false" style:snap-to-layout-grid="false"/>
      <style:text-properties fo:color="#0000ff" style:font-name="Arial" fo:font-size="12pt" officeooo:rsid="003f0b1c" officeooo:paragraph-rsid="003f0b1c" style:font-size-asian="12pt" style:font-size-complex="12pt"/>
    </style:style>
    <style:style style:name="P45" style:family="paragraph" style:parent-style-name="Standard" style:list-style-name="L5">
      <style:paragraph-properties fo:text-align="justify" style:justify-single-word="false" style:snap-to-layout-grid="false"/>
      <style:text-properties fo:color="#0000ff" style:font-name="Arial" fo:font-size="12pt" officeooo:rsid="003f0b1c" officeooo:paragraph-rsid="003f0b1c" style:font-size-asian="12pt" style:font-size-complex="12pt"/>
    </style:style>
    <style:style style:name="P46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 fo:font-size="12pt" officeooo:rsid="00441997" officeooo:paragraph-rsid="0038d0d7" style:font-size-asian="12pt" style:font-size-complex="12pt"/>
    </style:style>
    <style:style style:name="P47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48" style:family="paragraph" style:parent-style-name="Standard" style:list-style-name="L3">
      <style:paragraph-properties fo:text-align="justify" style:justify-single-word="false" style:snap-to-layout-grid="false"/>
      <style:text-properties fo:color="#0000ff" style:font-name="Arial" fo:font-size="12pt" officeooo:rsid="00441997" officeooo:paragraph-rsid="0038d0d7" style:font-size-asian="12pt" style:font-size-complex="12pt"/>
    </style:style>
    <style:style style:name="P49" style:family="paragraph" style:parent-style-name="Standard" style:list-style-name="L3">
      <style:paragraph-properties fo:text-align="justify" style:justify-single-word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50" style:family="paragraph" style:parent-style-name="Standard" style:list-style-name="L4">
      <style:paragraph-properties fo:text-align="justify" style:justify-single-word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51" style:family="paragraph" style:parent-style-name="Standard" style:list-style-name="L5">
      <style:paragraph-properties fo:text-align="justify" style:justify-single-word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52" style:family="paragraph" style:parent-style-name="Standard" style:list-style-name="L6">
      <style:paragraph-properties fo:text-align="justify" style:justify-single-word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53" style:family="paragraph" style:parent-style-name="Standard" style:list-style-name="L6">
      <style:paragraph-properties fo:text-align="justify" style:justify-single-word="false" style:snap-to-layout-grid="false"/>
      <style:text-properties fo:color="#0000ff" style:font-name="Arial" fo:font-size="12pt" officeooo:rsid="00441997" officeooo:paragraph-rsid="004182da" style:font-size-asian="12pt" style:font-size-complex="12pt"/>
    </style:style>
    <style:style style:name="P54" style:family="paragraph" style:parent-style-name="Standard" style:list-style-name="L8">
      <style:paragraph-properties fo:text-align="justify" style:justify-single-word="false" style:snap-to-layout-grid="false"/>
      <style:text-properties fo:color="#0000ff" style:font-name="Arial" fo:font-size="12pt" officeooo:paragraph-rsid="003b8718" style:font-size-asian="12pt" style:font-size-complex="12pt"/>
    </style:style>
    <style:style style:name="P55" style:family="paragraph" style:parent-style-name="Standard" style:list-style-name="L8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6" style:family="paragraph" style:parent-style-name="Standard" style:list-style-name="L10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7" style:family="paragraph" style:parent-style-name="Standard" style:list-style-name="L11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8" style:family="paragraph" style:parent-style-name="Standard" style:list-style-name="L8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rsid="002d83e5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9" style:family="paragraph" style:parent-style-name="Standard" style:list-style-name="L7">
      <style:paragraph-properties fo:text-align="justify" style:justify-single-word="false"/>
      <style:text-properties officeooo:paragraph-rsid="003b8718"/>
    </style:style>
    <style:style style:name="P60" style:family="paragraph" style:parent-style-name="Standard" style:list-style-name="L7">
      <style:paragraph-properties fo:text-align="justify" style:justify-single-word="false"/>
      <style:text-properties style:font-name="Arial" fo:font-size="12pt" fo:font-style="normal" style:text-underline-style="none" fo:font-weight="normal" officeooo:rsid="0030b1a2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2" style:family="paragraph" style:parent-style-name="Text_20_body">
      <style:paragraph-properties fo:margin-top="0cm" fo:margin-bottom="0.212cm" loext:contextual-spacing="false" fo:padding="0cm" fo:border="none" style:shadow="none"/>
      <style:text-properties fo:font-size="12pt" fo:font-weight="normal" officeooo:rsid="004d3dbf" officeooo:paragraph-rsid="0042f9fe" style:font-size-asian="12pt" style:font-weight-asian="normal" style:font-size-complex="12pt" style:font-weight-complex="normal"/>
    </style:style>
    <style:style style:name="P6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9162d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b8718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officeooo:rsid="002be1f9" style:font-size-asian="12pt" style:font-size-complex="12pt"/>
    </style:style>
    <style:style style:name="T9" style:family="text">
      <style:text-properties style:font-name="Arial" fo:font-size="12pt" officeooo:rsid="001be0e5" style:font-size-asian="12pt" style:font-size-complex="12pt"/>
    </style:style>
    <style:style style:name="T10" style:family="text">
      <style:text-properties style:font-name="Arial" fo:font-size="12pt" officeooo:rsid="003dd0f2" style:font-size-asian="12pt" style:font-size-complex="12pt"/>
    </style:style>
    <style:style style:name="T11" style:family="text">
      <style:text-properties style:font-name="Arial" fo:font-size="12pt" officeooo:rsid="003e0fe9" style:font-size-asian="12pt" style:font-size-complex="12pt"/>
    </style:style>
    <style:style style:name="T12" style:family="text">
      <style:text-properties style:font-name="Arial" fo:font-size="12pt" officeooo:rsid="001be0e5" style:font-size-asian="12pt" style:font-name-complex="Arial" style:font-size-complex="12pt"/>
    </style:style>
    <style:style style:name="T13" style:family="text">
      <style:text-properties style:font-name="Arial" fo:font-size="12pt" officeooo:rsid="002be1f9" style:font-size-asian="12pt" style:font-name-complex="Arial" style:font-size-complex="12pt"/>
    </style:style>
    <style:style style:name="T14" style:family="text">
      <style:text-properties style:font-name="Arial" fo:font-size="12pt" officeooo:rsid="00240602" style:font-name-complex="Arial" style:font-size-complex="12pt"/>
    </style:style>
    <style:style style:name="T15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2013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style:font-name="Arial" fo:font-size="12pt" fo:font-style="normal" style:text-underline-style="none" fo:font-weight="normal" officeooo:rsid="003e16a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style:font-name="Arial" fo:font-size="12pt" fo:font-style="normal" style:text-underline-style="none" fo:font-weight="normal" officeooo:rsid="003f0b1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style:font-name="Arial" fo:font-size="12pt" fo:font-style="normal" style:text-underline-style="none" fo:font-weight="normal" officeooo:rsid="004231b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Arial" style:font-name-complex="Arial"/>
    </style:style>
    <style:style style:name="T25" style:family="text">
      <style:text-properties style:font-name="Arial" officeooo:rsid="002be1f9" style:font-name-complex="Arial"/>
    </style:style>
    <style:style style:name="T26" style:family="text">
      <style:text-properties style:font-name="Arial" officeooo:rsid="001be0e5" style:font-name-complex="Arial"/>
    </style:style>
    <style:style style:name="T27" style:family="text">
      <style:text-properties style:font-name="Arial" officeooo:rsid="0030b1a2" style:font-name-complex="Arial"/>
    </style:style>
    <style:style style:name="T28" style:family="text">
      <style:text-properties style:font-name="Arial" officeooo:rsid="0042ffce" style:font-name-complex="Arial"/>
    </style:style>
    <style:style style:name="T29" style:family="text">
      <style:text-properties style:font-name="Arial" officeooo:rsid="0038d0d7" style:font-name-complex="Arial"/>
    </style:style>
    <style:style style:name="T30" style:family="text">
      <style:text-properties style:font-name="Arial" officeooo:rsid="003e9b59" style:font-name-complex="Arial"/>
    </style:style>
    <style:style style:name="T31" style:family="text">
      <style:text-properties style:font-name="Arial" officeooo:rsid="003f0b1c" style:font-name-complex="Arial"/>
    </style:style>
    <style:style style:name="T32" style:family="text">
      <style:text-properties style:font-name="Arial" fo:font-weight="bold" officeooo:rsid="001be0e5" style:font-weight-asian="bold" style:font-name-complex="Arial" style:font-weight-complex="bold"/>
    </style:style>
    <style:style style:name="T33" style:family="text">
      <style:text-properties style:font-name="Arial" officeooo:rsid="002be1f9"/>
    </style:style>
    <style:style style:name="T34" style:family="text">
      <style:text-properties style:font-name="Arial" officeooo:rsid="0030b1a2"/>
    </style:style>
    <style:style style:name="T35" style:family="text">
      <style:text-properties style:font-name="Arial" officeooo:rsid="003dd0f2"/>
    </style:style>
    <style:style style:name="T36" style:family="text">
      <style:text-properties style:font-name="Arial" officeooo:rsid="004182da"/>
    </style:style>
    <style:style style:name="T37" style:family="text">
      <style:text-properties officeooo:rsid="002be1f9"/>
    </style:style>
    <style:style style:name="T38" style:family="text">
      <style:text-properties fo:color="#800000" style:font-name="Arial" fo:font-weight="bold" officeooo:rsid="001be0e5" style:font-weight-asian="bold" style:font-name-complex="Arial" style:font-weight-complex="bold"/>
    </style:style>
    <style:style style:name="T39" style:family="text">
      <style:text-properties officeooo:rsid="0030b1a2"/>
    </style:style>
    <style:style style:name="T40" style:family="text">
      <style:text-properties style:font-name="Times New Roman" fo:font-size="10.5pt" fo:font-style="normal" style:text-underline-style="none" fo:font-weight="normal" officeooo: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41" style:family="text">
      <style:text-properties style:use-window-font-color="true" style:font-name="Arial" fo:font-size="12pt" fo:font-style="normal" style:text-underline-style="none" fo:font-weight="normal" officeooo:rsid="004d3dbf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2" style:family="text">
      <style:text-properties officeooo:rsid="00407f4e"/>
    </style:style>
    <style:style style:name="T43" style:family="text">
      <style:text-properties fo:font-weight="normal" officeooo:rsid="004d3dbf" style:font-weight-asian="normal" style:font-weight-complex="normal"/>
    </style:style>
    <style:style style:name="T44" style:family="text">
      <style:text-properties officeooo:rsid="004d3dbf"/>
    </style:style>
    <style:style style:name="T45" style:family="text">
      <style:text-properties officeooo:rsid="0038d0d7"/>
    </style:style>
    <style:style style:name="T46" style:family="text">
      <style:text-properties officeooo:rsid="00390451"/>
    </style:style>
    <style:style style:name="T47" style:family="text">
      <style:text-properties officeooo:rsid="003b8718"/>
    </style:style>
    <style:style style:name="T48" style:family="text">
      <style:text-properties fo:color="#008000" style:font-name="Arial" fo:font-size="12pt" fo:font-style="normal" style:text-underline-style="none" fo:font-weight="normal" officeooo: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9" style:family="text">
      <style:text-properties fo:color="#008000" style:font-name="Arial" fo:font-size="12pt" fo:font-style="normal" style:text-underline-style="none" fo:font-weight="bold" officeooo: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T50" style:family="text">
      <style:text-properties fo:color="#008000" style:font-name="Arial" fo:font-size="12pt" fo:font-style="normal" style:text-underline-style="none" fo:font-weight="bold" officeooo:rsid="0041b13f" style:font-size-asian="12pt" style:font-style-asian="normal" style:font-weight-asian="bold" style:font-name-complex="Arial" style:font-size-complex="12pt" style:font-style-complex="normal" style:font-weight-complex="bold"/>
    </style:style>
    <style:style style:name="T51" style:family="text">
      <style:text-properties fo:color="#008000" style:font-name="Arial" fo:font-size="12pt" fo:font-style="normal" style:text-underline-style="none" fo:font-weight="bold" officeooo: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T52" style:family="text">
      <style:text-properties officeooo:rsid="001575b4"/>
    </style:style>
    <style:style style:name="T53" style:family="text">
      <style:text-properties officeooo:rsid="003a50b9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3a50b9" style:font-weight-asian="bold" style:font-weight-complex="bold"/>
    </style:style>
    <style:style style:name="T56" style:family="text">
      <style:text-properties fo:font-weight="bold" officeooo:rsid="0041b13f" style:font-weight-asian="bold" style:font-weight-complex="bold"/>
    </style:style>
    <style:style style:name="T57" style:family="text">
      <style:text-properties fo:font-weight="bold" officeooo:rsid="00408997" style:font-weight-asian="bold" style:font-weight-complex="bold"/>
    </style:style>
    <style:style style:name="T58" style:family="text">
      <style:text-properties officeooo:rsid="002c8b09"/>
    </style:style>
    <style:style style:name="T59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0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61" style:family="text">
      <style:text-properties officeooo:rsid="0041b13f"/>
    </style:style>
    <style:style style:name="T62" style:family="text">
      <style:text-properties officeooo:rsid="00162755"/>
    </style:style>
    <style:style style:name="T63" style:family="text">
      <style:text-properties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bold" officeooo: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T65" style:family="text">
      <style:text-properties officeooo:rsid="003c824b"/>
    </style:style>
    <style:style style:name="T66" style:family="text">
      <style:text-properties officeooo:rsid="003dd0f2"/>
    </style:style>
    <style:style style:name="T67" style:family="text">
      <style:text-properties officeooo:rsid="003e16ac"/>
    </style:style>
    <style:style style:name="T68" style:family="text">
      <style:text-properties officeooo:rsid="003f0b1c"/>
    </style:style>
    <style:style style:name="T69" style:family="text">
      <style:text-properties officeooo:rsid="003fa0e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RDE. IES Haría</text:p>
      <text:p text:style-name="P26">UT<text:span text:style-name="T46">8</text:span>. <text:span text:style-name="T47">Recuperación. Prueba teórico-práctica</text:span></text:p>
      <text:h text:style-name="P63" text:outline-level="1"><text:span text:style-name="T37">Sistemas</text:span> de cableado estructurado</text:h>
      <text:p text:style-name="P9"/>
      <text:p text:style-name="P22">Realiza los siguientes ejercicios</text:p>
      <text:p text:style-name="P12"/>
      <text:p text:style-name="P21">Ejercicio 1. Incumplimientos de la norma</text:p>
      <text:p text:style-name="P18"><text:span text:style-name="Source_20_Text"><text:span text:style-name="T14"/></text:span></text:p>
      <text:p text:style-name="P10"><text:span text:style-name="Source_20_Text"><text:span text:style-name="T25">D</text:span></text:span><text:span text:style-name="Source_20_Text"><text:span text:style-name="T26">eterminar para cada caso los </text:span></text:span><text:span text:style-name="Source_20_Text"><text:span text:style-name="T38">incumplimientos</text:span></text:span><text:span text:style-name="Source_20_Text"><text:span text:style-name="T26">, si los hay, de la normativa de cableado estructurado vigente en nuestro país y proponer los </text:span></text:span><text:span text:style-name="Source_20_Text"><text:span text:style-name="T32">cambios</text:span></text:span><text:span text:style-name="Source_20_Text"><text:span text:style-name="T26"> oportunos.</text:span></text:span></text:p>
      <text:p text:style-name="P10"><text:span text:style-name="Source_20_Text"><text:span text:style-name="T12"/></text:span></text:p>
      <text:p text:style-name="P11"><text:span text:style-name="T37">a)</text:span> "...Todo el cableado horizontal se realizará con cable <text:span text:style-name="T37">UTP de</text:span> categoría <text:span text:style-name="T67">6</text:span>, el cable de alimentación eléctrica de las distintas tomas de corriente <text:s/>será <text:span text:style-name="T65">no </text:span><text:s/>apantallado...<text:span text:style-name="T66">Para el cableado vertical se utilizará fibra óptica OF300</text:span>"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7"/>
          </table:table-cell>
        </table:table-row>
      </table:table>
      <text:p text:style-name="P19"><text:span text:style-name="Source_20_Text"><text:span text:style-name="T17"/></text:span></text:p>
      <text:p text:style-name="P20"><text:span text:style-name="Source_20_Text"><text:span text:style-name="T13">b) “</text:span></text:span><text:span text:style-name="Source_20_Text"><text:span text:style-name="T8">...En </text:span></text:span><text:span text:style-name="Source_20_Text"><text:span text:style-name="T10">general, en </text:span></text:span><text:span text:style-name="Source_20_Text"><text:span text:style-name="T8">el subsistema horizontal todos los cables eléctricos </text:span></text:span><text:span text:style-name="Source_20_Text"><text:span text:style-name="T10">y de datos</text:span></text:span><text:span text:style-name="Source_20_Text"><text:span text:style-name="T8"> irán </text:span></text:span><text:span text:style-name="Source_20_Text"><text:span text:style-name="T10">en bandejas </text:span></text:span><text:span text:style-name="Source_20_Text"><text:span text:style-name="T11">metálicas</text:span></text:span><text:span text:style-name="Source_20_Text"><text:span text:style-name="T10"> independientes, </text:span></text:span><text:span text:style-name="Source_20_Text"><text:span text:style-name="T11">sin ningún tipo de separador entre ellas</text:span></text:span><text:span text:style-name="Source_20_Text"><text:span text:style-name="T10">. </text:span></text:span><text:span text:style-name="Source_20_Text"><text:span text:style-name="T11">Para evitar interferencias electromagnéticas entre el cablebleado de corriente y el de datos, e</text:span></text:span><text:span text:style-name="Source_20_Text"><text:span text:style-name="T10">n ningún caso las bandejas estarán a menos de 15 cm de distancia entre ellas</text:span></text:span><text:span text:style-name="Source_20_Text"><text:span text:style-name="T9"> ...”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8"/>
          </table:table-cell>
        </table:table-row>
      </table:table>
      <text:p text:style-name="P20"><text:span text:style-name="Source_20_Text"><text:span text:style-name="T8"/></text:span></text:p>
      <text:p text:style-name="P15">c)”...En el subsistema horizontal, en algunas zonas, <text:span text:style-name="T66">los cables eléctricos y de datos no irán en bandejas metálicas, sino que irán juntos en en canaleta de PVC de 65x145mm, aunque nunca en distancias superiores a 30m…”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9"/>
          </table:table-cell>
        </table:table-row>
      </table:table>
      <text:p text:style-name="P13"><text:span text:style-name="Source_20_Text"><text:span text:style-name="T40"/></text:span></text:p>
      <text:p text:style-name="P13"/>
      <text:p text:style-name="P14"><text:span text:style-name="T39">d)</text:span>"...<text:span text:style-name="T67">Todas las bandejas metálicas utilizadas en el cableado horizontal irán puestas a tierra de acuerdo con las recomendaciones de la normativa EIA/TIA 607A </text:span>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2"/>
          </table:table-cell>
        </table:table-row>
      </table:table>
      <text:p text:style-name="P10"><text:span text:style-name="Source_20_Text"><text:span text:style-name="T7"/></text:span></text:p>
      <text:p text:style-name="P11"><text:span text:style-name="Source_20_Text"><text:span text:style-name="T34">e</text:span></text:span><text:span text:style-name="Source_20_Text"><text:span text:style-name="T33">) “...</text:span></text:span><text:span text:style-name="Source_20_Text"><text:span text:style-name="T35">Para evitar interferencias con el transformador ubicado en la sala 1, el cableado </text:span></text:span><text:span text:style-name="Source_20_Text"><text:span text:style-name="T36">vertical </text:span></text:span><text:span text:style-name="Source_20_Text"><text:span text:style-name="T35">que comunica el distribuidor de edificio con el distribuidor de </text:span></text:span><text:soft-page-break/><text:span text:style-name="Source_20_Text"><text:span text:style-name="T35">la segunda planta que pasa próximo al mismo, se separará al menos 1 metro del mismo.</text:span></text:span><text:span text:style-name="Source_20_Text"><text:span text:style-name="T33">..”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2"/>
          </table:table-cell>
        </table:table-row>
      </table:table>
      <text:p text:style-name="P11"><text:span text:style-name="Source_20_Text"><text:span text:style-name="T16"/></text:span></text:p>
      <text:p text:style-name="P11"><text:span text:style-name="Source_20_Text"><text:span text:style-name="T27">f</text:span></text:span><text:span text:style-name="Source_20_Text"><text:span text:style-name="T25">) “...El cuarto de telecomunicaciones de la planta baja se ubicará en una sala existente en el edificio en la que </text:span></text:span><text:span text:style-name="Source_20_Text"><text:span text:style-name="T30">hay disponible una acometida eléctrica diferenciada </text:span></text:span><text:span text:style-name="Source_20_Text"><text:span text:style-name="T25">...”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2"/>
          </table:table-cell>
        </table:table-row>
      </table:table>
      <text:p text:style-name="P11"><text:span text:style-name="Source_20_Text"><text:span text:style-name="T16"/></text:span></text:p>
      <text:p text:style-name="P11"><text:span text:style-name="Source_20_Text"><text:span text:style-name="T27">g</text:span></text:span><text:span text:style-name="Source_20_Text"><text:span text:style-name="T25">) “...Los distribuidores de planta se interconectarán de la siguiente forma:</text:span></text:span></text:p>
      <text:list xml:id="list4858190411444171916" text:style-name="L1">
        <text:list-item>
          <text:p text:style-name="P41"><text:span text:style-name="Source_20_Text"><text:span text:style-name="T16">El distribuidor de la segunda planta se conectará con el distribuidor del edificio y con el de la tercera planta.</text:span></text:span></text:p>
        </text:list-item>
        <text:list-item>
          <text:p text:style-name="P41"><text:span text:style-name="Source_20_Text"><text:span text:style-name="T16">El distribuidor de la primera planta se conectará con el distribuidor del edificio.</text:span></text:span></text:p>
        </text:list-item>
        <text:list-item>
          <text:p text:style-name="P42"><text:span text:style-name="Source_20_Text"><text:span text:style-name="T20">El distribuidor de la </text:span></text:span><text:span text:style-name="Source_20_Text"><text:span text:style-name="T22">tercera</text:span></text:span><text:span text:style-name="Source_20_Text"><text:span text:style-name="T20"> planta </text:span></text:span><text:span text:style-name="Source_20_Text"><text:span text:style-name="T22">se conectará con el distribuidor del edificio</text:span></text:span><text:span text:style-name="Source_20_Text"><text:span text:style-name="T20"> </text:span></text:span></text:p>
        </text:list-item>
      </text:list>
      <text:p text:style-name="P17"><text:span text:style-name="Source_20_Text"><text:span text:style-name="T16">...”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2"/>
          </table:table-cell>
        </table:table-row>
      </table:table>
      <text:p text:style-name="P17"><text:span text:style-name="Source_20_Text"><text:span text:style-name="T16"><text:s/></text:span></text:span></text:p>
      <text:p text:style-name="P1">Ejercicio <text:span text:style-name="T45">2</text:span>. <text:span text:style-name="T42">Etiquetado</text:span></text:p>
      <text:p text:style-name="P1"/>
      <text:p text:style-name="P23">Un <text:span text:style-name="T68">empresa tiene distribuidas sus instalaciones en dos edificios</text:span>. </text:p>
      <text:p text:style-name="P23"><text:span text:style-name="Source_20_Text"><text:span text:style-name="T24"/></text:span></text:p>
      <text:p text:style-name="P23"><text:span text:style-name="Source_20_Text"><text:span text:style-name="T24">E</text:span></text:span><text:span text:style-name="Source_20_Text"><text:span text:style-name="T29">l </text:span></text:span><text:span text:style-name="Source_20_Text"><text:span text:style-name="T31">Edificio</text:span></text:span><text:span text:style-name="Source_20_Text"><text:span text:style-name="T29"> </text:span></text:span><text:span text:style-name="Source_20_Text"><text:span text:style-name="T31">E</text:span></text:span><text:span text:style-name="Source_20_Text"><text:span text:style-name="T29">1 tiene</text:span></text:span><text:span text:style-name="Source_20_Text"><text:span text:style-name="T24"> </text:span></text:span><text:span text:style-name="Source_20_Text"><text:span text:style-name="T31">dos plantas, en la primera </text:span></text:span><text:span text:style-name="Source_20_Text"><text:span text:style-name="T24">un armario de comunicaciones </text:span></text:span><text:span text:style-name="Source_20_Text"><text:span text:style-name="T28">A</text:span></text:span><text:span text:style-name="Source_20_Text"><text:span text:style-name="T24"> que da servicio a 1</text:span></text:span><text:span text:style-name="Source_20_Text"><text:span text:style-name="T31">5</text:span></text:span><text:span text:style-name="Source_20_Text"><text:span text:style-name="T24"> áreas de trabajo </text:span></text:span><text:span text:style-name="Source_20_Text"><text:span text:style-name="T31">y en la segunda, el armario A de la misma da servicio a 12 áreas de trabajo</text:span></text:span></text:p>
      <text:p text:style-name="P23"><text:span text:style-name="Source_20_Text"><text:span text:style-name="T24"/></text:span></text:p>
      <text:p text:style-name="P23"><text:span text:style-name="Source_20_Text"><text:span text:style-name="T24">E</text:span></text:span><text:span text:style-name="Source_20_Text"><text:span text:style-name="T29">l </text:span></text:span><text:span text:style-name="Source_20_Text"><text:span text:style-name="T31">edificio E</text:span></text:span><text:span text:style-name="Source_20_Text"><text:span text:style-name="T29">2</text:span></text:span><text:span text:style-name="Source_20_Text"><text:span text:style-name="T24"> </text:span></text:span><text:span text:style-name="Source_20_Text"><text:span text:style-name="T29">contiene</text:span></text:span><text:span text:style-name="Source_20_Text"><text:span text:style-name="T24"> </text:span></text:span><text:span text:style-name="Source_20_Text"><text:span text:style-name="T31">tienen una única planta en la que hay </text:span></text:span><text:span text:style-name="Source_20_Text"><text:span text:style-name="T24">dos armarios de comunicaciones. </text:span></text:span><text:span text:style-name="Source_20_Text"><text:span text:style-name="T29">El armario A</text:span></text:span><text:span text:style-name="Source_20_Text"><text:span text:style-name="T24"> </text:span></text:span><text:span text:style-name="Source_20_Text"><text:span text:style-name="T28">da servicio a </text:span></text:span><text:span text:style-name="Source_20_Text"><text:span text:style-name="T24"><text:s/></text:span></text:span><text:span text:style-name="Source_20_Text"><text:span text:style-name="T31">20</text:span></text:span><text:span text:style-name="Source_20_Text"><text:span text:style-name="T24"> áreas de trabajo y el </text:span></text:span><text:span text:style-name="Source_20_Text"><text:span text:style-name="T28">armario B</text:span></text:span><text:span text:style-name="Source_20_Text"><text:span text:style-name="T24"> a </text:span></text:span><text:span text:style-name="Source_20_Text"><text:span text:style-name="T31">30</text:span></text:span><text:span text:style-name="Source_20_Text"><text:span text:style-name="T24"> áreas de trabajo. </text:span></text:span></text:p>
      <text:p text:style-name="P23"><text:span text:style-name="Source_20_Text"><text:span text:style-name="T24"/></text:span></text:p>
      <text:p text:style-name="P62">Explica cómo identificarías el primer y el último cable de cada uno de los armarios de telecomunicaciones siguiendo La <text:span text:style-name="T54">norma americana 606-A </text:span><text:span text:style-name="T68">(usa colores para diferenciar los elementos)</text:span>:</text:p>
      <text:p text:style-name="P62"><text:span text:style-name="T43"/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1"><text:span text:style-name="T68">Edificio</text:span> 1</text:p>
            <text:list xml:id="list2969901122032994051" text:style-name="L2">
              <text:list-item>
                <text:p text:style-name="P43">Planta 1</text:p>
                <text:list>
                  <text:list-item>
                    <text:p text:style-name="P47">Armario A</text:p>
                  </text:list-item>
                </text:list>
              </text:list-item>
            </text:list>
            <text:list xml:id="list1577098988821271280" text:style-name="L5">
              <text:list-item>
                <text:list>
                  <text:list-item>
                    <text:list>
                      <text:list-item>
                        <text:p text:style-name="P51">primer cable:</text:p>
                      </text:list-item>
                      <text:list-item>
                        <text:p text:style-name="P51">último cable:</text:p>
                      </text:list-item>
                    </text:list>
                  </text:list-item>
                </text:list>
              </text:list-item>
              <text:list-item>
                <text:p text:style-name="P45">Planta 2</text:p>
                <text:list>
                  <text:list-item>
                    <text:p text:style-name="P51">Armario A</text:p>
                    <text:list>
                      <text:list-item>
                        <text:p text:style-name="P51"><text:soft-page-break/>primer cable:</text:p>
                      </text:list-item>
                      <text:list-item>
                        <text:p text:style-name="P51">último cable:</text:p>
                      </text:list-item>
                    </text:list>
                  </text:list-item>
                </text:list>
              </text:list-item>
            </text:list>
            <text:p text:style-name="P31"><text:span text:style-name="T68">Edificio</text:span> <text:span text:style-name="T68">2</text:span></text:p>
            <text:list xml:id="list122008110108808" text:continue-list="list2969901122032994051" text:style-name="L2">
              <text:list-item>
                <text:p text:style-name="P43">Planta 1</text:p>
                <text:list>
                  <text:list-item>
                    <text:p text:style-name="P47">Armario A</text:p>
                  </text:list-item>
                </text:list>
              </text:list-item>
            </text:list>
            <text:list xml:id="list8017281210607968789" text:style-name="L6">
              <text:list-item>
                <text:list>
                  <text:list-item>
                    <text:list>
                      <text:list-item>
                        <text:p text:style-name="P52">primer cable:</text:p>
                      </text:list-item>
                      <text:list-item>
                        <text:p text:style-name="P52">último cable:</text:p>
                      </text:list-item>
                    </text:list>
                  </text:list-item>
                  <text:list-item>
                    <text:p text:style-name="P52">Armario <text:span text:style-name="T68">B</text:span></text:p>
                    <text:list>
                      <text:list-item>
                        <text:p text:style-name="P53">primer cable:</text:p>
                      </text:list-item>
                      <text:list-item>
                        <text:p text:style-name="P53">último cable: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4"><text:span text:style-name="Source_20_Text"><text:span text:style-name="T41"/></text:span></text:p>
      <text:p text:style-name="P25"><text:span text:style-name="T49">Ejercicio </text:span><text:span text:style-name="T50">3</text:span><text:span text:style-name="T49">. </text:span><text:span text:style-name="T51">Dimensionado de un distribuidor</text:span></text:p>
      <text:p text:style-name="P35"/>
      <text:p text:style-name="P36"/>
      <text:p text:style-name="P3">Queremos diseñar un <text:span text:style-name="T52">repartidor de planta</text:span> <text:span text:style-name="T52">(FD)</text:span> con los siguientes requisitos:</text:p>
      <text:p text:style-name="P36"/>
      <text:list xml:id="list2068665007455451478" text:style-name="L7">
        <text:list-item>
          <text:p text:style-name="P59"><text:span text:style-name="T18">E</text:span><text:span text:style-name="T15">stá previsto que aloje una sala con </text:span><text:span text:style-name="T21">248</text:span><text:span text:style-name="T15"> usuarios</text:span></text:p>
        </text:list-item>
        <text:list-item>
          <text:p text:style-name="P59"><text:span text:style-name="T18">Hay </text:span><text:span text:style-name="T19">1</text:span><text:span text:style-name="T18">5</text:span><text:span text:style-name="T15"> despachos individuales.</text:span></text:p>
        </text:list-item>
        <text:list-item>
          <text:p text:style-name="P60">Los armarios tienen capacidad de <text:span text:style-name="T68">24</text:span>U</text:p>
        </text:list-item>
      </text:list>
      <text:p text:style-name="P37"/>
      <text:p text:style-name="P4"><text:span text:style-name="T53">Insertar los </text:span><text:span text:style-name="T55">cálculos</text:span><text:span text:style-name="T53"> y el resultado</text:span>:</text:p>
      <text:p text:style-name="P16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7144643236611504519" text:style-name="L8">
              <text:list-item>
                <text:p text:style-name="P55">El número de <text:span text:style-name="T58">conectores</text:span> de red: </text:p>
              </text:list-item>
              <text:list-item>
                <text:p text:style-name="P58">El número de unidades de armario necesarios (U):</text:p>
              </text:list-item>
              <text:list-item>
                <text:p text:style-name="P54"><text:span text:style-name="T59">El número de armarios. </text:span><text:span text:style-name="T60">Necesarios : </text:span></text:p>
              </text:list-item>
            </text:list>
          </table:table-cell>
        </table:table-row>
      </table:table>
      <text:p text:style-name="P6"/>
      <text:p text:style-name="P2">Ejercicio <text:span text:style-name="T61">4</text:span>. <text:span text:style-name="T58">Cantidad de cables en canalización</text:span></text:p>
      <text:p text:style-name="P4"/>
      <text:list xml:id="list3864711666919107305" text:style-name="L9">
        <text:list-header>
          <text:p text:style-name="P39">¿Cuántos cables <text:span text:style-name="T62">de datos</text:span> deben meterse como máximo en los siguientes tipos de canaleta cumpliendo las recomendaciones incluidas en la normativa? </text:p>
        </text:list-header>
      </text:list>
      <text:p text:style-name="P3"/>
      <text:p text:style-name="P3"><text:span text:style-name="T53">Insertar los </text:span><text:span text:style-name="T55">cálculos</text:span><text:span text:style-name="T53"> y el resultado:</text:span></text:p>
      <text:p text:style-name="P4"/>
      <text:p text:style-name="P1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950012698016626689" text:style-name="L10">
              <text:list-item>
                <text:p text:style-name="P56"><text:span text:style-name="T58">15</text:span>0x<text:span text:style-name="T69">70</text:span>mm : </text:p>
              </text:list-item>
              <text:list-item>
                <text:p text:style-name="P56"><text:span text:style-name="T69">20</text:span>x<text:span text:style-name="T69">8cm</text:span> : </text:p>
              </text:list-item>
            </text:list>
          </table:table-cell>
        </table:table-row>
      </table:table>
      <text:p text:style-name="P4"><text:span text:style-name="Source_20_Text"><text:span text:style-name="T23"/></text:span></text:p>
      <text:p text:style-name="P2">Ejercicio <text:span text:style-name="T61">5</text:span>. <text:span text:style-name="T61">Tamaño de canalización</text:span></text:p>
      <text:p text:style-name="P2"/>
      <text:list xml:id="list122008056240419" text:continue-list="list3864711666919107305" text:style-name="L9">
        <text:list-header>
          <text:p text:style-name="P40"><text:span text:style-name="T61">De que </text:span><text:span text:style-name="T56">a</text:span><text:span text:style-name="T57">nchura</text:span><text:span text:style-name="T61"> mínima debe ser una canalización de </text:span><text:span text:style-name="T57">12 </text:span><text:span text:style-name="T56">cm de </text:span><text:span text:style-name="T57">alto</text:span><text:span text:style-name="T61"> </text:span>si en nuestra instalación horizontal irán como máximo <text:span text:style-name="T57">75</text:span><text:span text:style-name="T54"> cables</text:span>.</text:p>
        </text:list-header>
      </text:list>
      <text:p text:style-name="P5"/>
      <text:p text:style-name="P7"><text:span text:style-name="T63">Insertar los </text:span><text:span text:style-name="T64">cálculos</text:span><text:span text:style-name="T63"> y el resultado:</text:span></text:p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p text:style-name="P24"/>
            <text:list xml:id="list2911998255737292499" text:style-name="L11">
              <text:list-header>
                <text:p text:style-name="P57"/>
              </text:list-header>
            </text:list>
          </table:table-cell>
        </table:table-row>
      </table:table>
      <text:p text:style-name="P8"><text:span text:style-name="Source_20_Text"><text:span text:style-name="T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9162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b8718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3">-A</text:span><text:span text:style-name="MT4">E</text:span><text:span text:style-name="MT5">R</text:span><text:span text:style-name="MT2">1</text:span><text:span text:style-name="MT1">. </text:span><text:span text:style-name="MT5">Recuperación. </text:span><text:span text:style-name="MT4">Prueba práctica. Sistemas de c</text:span><text:span text:style-name="MT1">ableado estructurado</text:span><text:span text:style-name="MT6"><text:tab/></text:span><text:span text:style-name="MT6"><draw:frame draw:style-name="Mfr1" draw:name="gráficos1" text:anchor-type="as-char" svg:width="2.335cm" svg:height="0.818cm" draw:z-index="3"><draw:image xlink:href="Pictures/10000201000001930000008DC0ECC94F1F32070E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8-06-18T12:20:06.049983882</dc:date>
    <meta:print-date>2007-05-15T10:21:03</meta:print-date>
    <meta:editing-cycles>56</meta:editing-cycles>
    <meta:editing-duration>PT8H36M38S</meta:editing-duration>
    <meta:document-statistic meta:table-count="11" meta:image-count="1" meta:object-count="0" meta:page-count="4" meta:paragraph-count="59" meta:word-count="639" meta:character-count="3834" meta:non-whitespace-character-count="3265"/>
    <meta:user-defined meta:name="Info 1"/>
    <meta:user-defined meta:name="Info 2"/>
    <meta:user-defined meta:name="Info 3"/>
    <meta:user-defined meta:name="Info 4"/>
  </office:meta>
</office:document-meta>
</file>